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3H29M57.000S" table:style-name="ce9">
            <text:p>13:29:57</text:p>
          </table:table-cell>
          <table:table-cell office:value-type="string" table:style-name="ce12">
            <text:p>Last</text:p>
          </table:table-cell>
          <table:table-cell office:value-type="time" office:time-value="PT13H32M57.000S" table:style-name="ce9">
            <text:p>13:32:5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3999999999999995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7.928571428571431" table:style-name="ce14">
            <text:p>57.9</text:p>
          </table:table-cell>
          <table:table-cell office:value-type="float" office:value="11.285714285714286" table:style-name="ce14">
            <text:p>11.3</text:p>
          </table:table-cell>
          <table:table-cell office:value-type="float" office:value="1.4285714285714287E-2" table:style-name="ce14">
            <text:p>0.0</text:p>
          </table:table-cell>
          <table:table-cell office:value-type="float" office:value="30.785714285714285" table:style-name="ce14">
            <text:p>30.8</text:p>
          </table:table-cell>
          <table:table-cell office:value-type="float" office:value="69.214285714285708" table:style-name="ce14">
            <text:p>69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400000000000006" table:style-name="ce14">
            <text:p>80.4</text:p>
          </table:table-cell>
          <table:table-cell office:value-type="float" office:value="21.7" table:style-name="ce14">
            <text:p>21.7</text:p>
          </table:table-cell>
          <table:table-cell office:value-type="float" office:value="0.1" table:style-name="ce14">
            <text:p>0.1</text:p>
          </table:table-cell>
          <table:table-cell office:value-type="float" office:value="98.3" table:style-name="ce14">
            <text:p>98.3</text:p>
          </table:table-cell>
          <table:table-cell office:value-type="float" office:value="98.4" table:style-name="ce14">
            <text:p>98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813H31M57.000S" table:style-name="ce9">
            <text:p>13:31:5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879161528976574" table:style-name="ce14">
            <text:p>1.4</text:p>
          </table:table-cell>
          <table:table-cell office:value-type="float" office:value="1.9227848101265821" table:style-name="ce14">
            <text:p>1.9</text:p>
          </table:table-cell>
          <table:table-cell office:value-type="float" office:value="7" table:style-name="ce14">
            <text:p>7.0</text:p>
          </table:table-cell>
          <table:table-cell office:value-type="float" office:value="3.1930394431554525" table:style-name="ce14">
            <text:p>3.2</text:p>
          </table:table-cell>
          <table:table-cell office:value-type="float" office:value="1.4216718266253872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60.00599999999997" table:style-name="ce13">
            <text:p>36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18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15T00:00:00" table:style-name="ce5">
            <text:p>15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18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29.560S" table:style-name="ce6">
            <text:p>00:13: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51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53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421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02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44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39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4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33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86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7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39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3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0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1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6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15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81738 0 90754 2149197 8587 0 252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95581 0 23009 528884 2136 0 1307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00146 0 23708 533788 2550 0 437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98088 0 22749 537386 2028 0 403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87921 0 21287 549137 1872 0 377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599800 49 1376 0 0 0 0 2 0 1 0 0 0 2564 0 28976 70 0 0 0 0 0 0 0 22 0 0 0 0 0 0 0 0 71365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1304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74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1209220 0 1745234 241526 27862986 29016 0 1344 426142 556 902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124583778 27703929 <text:s text:c="3"/>0 <text:s text:c="3"/>0 <text:s text:c="3"/>0 <text:s text:c="4"/>0 <text:s text:c="9"/>0 <text:s text:c="8"/>0 4124583778 2770392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7772485 <text:s/>312484 <text:s text:c="3"/>0 <text:s/>201 <text:s text:c="3"/>0 <text:s text:c="4"/>0 <text:s text:c="9"/>0 <text:s text:c="8"/>0 791885295 <text:s/>64298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81 5792 702070 244856 16790 649388 5343104 4363992 0 139048 4617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79 5761 701018 244280 16790 649388 5343104 4363992 0 138872 4616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4 0 0 0 0 0 64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836 167060 21 20 8 50 47 47 20 0 1 0 4 2932736 413 4294967295 12939264 13039100 0 0 0 0 0 4096 536946211 4294967295 0 0 0 0 0 0 15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3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12484 errors:0 dropped:201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4298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7772485 (47.7 MB) <text:s/>TX bytes:791885295 (791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770392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770392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124583778 (4.1 GB) <text:s/>TX bytes:4124583778 (4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5 <text:s text:c="5"/>2845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88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31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27.3" table:style-name="ce1">
            <text:p>27.3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4" table:style-name="ce1">
            <text:p>98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9" table:style-name="ce1">
            <text:p>90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79.2" table:style-name="ce1">
            <text:p>79.2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11.7" table:style-name="ce1">
            <text:p>11.7</text:p>
          </table:table-cell>
          <table:table-cell office:value-type="float" office:value="88.3" table:style-name="ce1">
            <text:p>8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73.7" table:style-name="ce1">
            <text:p>73.7</text:p>
          </table:table-cell>
          <table:table-cell office:value-type="float" office:value="13.5" table:style-name="ce1">
            <text:p>13.5</text:p>
          </table:table-cell>
          <table:table-cell office:value-type="float" office:value="0.1" table:style-name="ce1">
            <text:p>0.1</text:p>
          </table:table-cell>
          <table:table-cell office:value-type="float" office:value="12.8" table:style-name="ce1">
            <text:p>12.8</text:p>
          </table:table-cell>
          <table:table-cell office:value-type="float" office:value="87.2" table:style-name="ce1">
            <text:p>87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65.3" table:style-name="ce1">
            <text:p>65.3</text:p>
          </table:table-cell>
          <table:table-cell office:value-type="float" office:value="21.7" table:style-name="ce1">
            <text:p>21.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928571428571431" table:style-name="ce1">
            <text:p>57.92857143</text:p>
          </table:table-cell>
          <table:table-cell office:value-type="float" office:value="11.285714285714286" table:style-name="ce1">
            <text:p>11.28571429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30.785714285714285" table:style-name="ce1">
            <text:p>30.78571429</text:p>
          </table:table-cell>
          <table:table-cell office:value-type="float" office:value="69.214285714285708" table:style-name="ce1">
            <text:p>69.21428571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9.714285714285708" table:style-name="ce11">
            <text:p>59.7</text:p>
          </table:table-cell>
          <table:table-cell office:value-type="float" office:value="11.828571428571427" table:style-name="ce11">
            <text:p>11.8</text:p>
          </table:table-cell>
          <table:table-cell office:value-type="float" office:value="4.2857142857142858E-2" table:style-name="ce11">
            <text:p>0.0</text:p>
          </table:table-cell>
          <table:table-cell office:value-type="float" office:value="28.371428571428567" table:style-name="ce11">
            <text:p>2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9.428571428571431" table:style-name="ce11">
            <text:p>59.4</text:p>
          </table:table-cell>
          <table:table-cell office:value-type="float" office:value="11.642857142857142" table:style-name="ce11">
            <text:p>11.6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28.828571428571429" table:style-name="ce11">
            <text:p>2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60.100000000000009" table:style-name="ce11">
            <text:p>60.1</text:p>
          </table:table-cell>
          <table:table-cell office:value-type="float" office:value="11.428571428571429" table:style-name="ce11">
            <text:p>11.4</text:p>
          </table:table-cell>
          <table:table-cell office:value-type="float" office:value="5.7142857142857148E-2" table:style-name="ce11">
            <text:p>0.1</text:p>
          </table:table-cell>
          <table:table-cell office:value-type="float" office:value="28.414285714285715" table:style-name="ce11">
            <text:p>2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9.828571428571422" table:style-name="ce11">
            <text:p>59.8</text:p>
          </table:table-cell>
          <table:table-cell office:value-type="float" office:value="11.9" table:style-name="ce11">
            <text:p>11.9</text:p>
          </table:table-cell>
          <table:table-cell office:value-type="float" office:value="8.5714285714285715E-2" table:style-name="ce11">
            <text:p>0.1</text:p>
          </table:table-cell>
          <table:table-cell office:value-type="float" office:value="28.171428571428571" table:style-name="ce11">
            <text:p>28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88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31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18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0" table:style-name="ce1">
            <text:p>0</text:p>
          </table:table-cell>
          <table:table-cell office:value-type="float" office:value="1280.4000000000001" table:style-name="ce1">
            <text:p>1280.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0" table:style-name="ce1">
            <text:p>0</text:p>
          </table:table-cell>
          <table:table-cell office:value-type="float" office:value="215.8" table:style-name="ce1">
            <text:p>215.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0" table:style-name="ce1">
            <text:p>0</text:p>
          </table:table-cell>
          <table:table-cell office:value-type="float" office:value="3218" table:style-name="ce1">
            <text:p>321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0" table:style-name="ce1">
            <text:p>0</text:p>
          </table:table-cell>
          <table:table-cell office:value-type="float" office:value="4076.4" table:style-name="ce1">
            <text:p>4076.4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0" table:style-name="ce1">
            <text:p>0</text:p>
          </table:table-cell>
          <table:table-cell office:value-type="float" office:value="3115.6" table:style-name="ce1">
            <text:p>3115.6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714.3142857142859" table:formula="msoxl:=AVERAGE(C2:C8)" table:style-name="ce8">
            <text:p>1714.3</text:p>
          </table:table-cell>
          <table:table-cell office:value-type="float" office:value="7.3999999999999995" table:formula="msoxl:=AVERAGE(D2:D8)" table:style-name="ce8">
            <text:p>7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1483.4952607932726" table:formula="msoxl:=IF(C10=0,0,MAX(SUMPRODUCT(C2:C8,C2:C8)/SUM(C2:C8)-C10,0))" table:style-name="ce8">
            <text:p>1483.5</text:p>
          </table:table-cell>
          <table:table-cell office:value-type="float" office:value="4.776833976833978" table:formula="msoxl:=IF(D10=0,0,MAX(SUMPRODUCT(D2:D8,D2:D8)/SUM(D2:D8)-D10,0))" table:style-name="ce8">
            <text:p>4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878.59045349244138" table:formula="msoxl:=ABS(MAX(C2:C8)-C10-C11)" table:style-name="ce8">
            <text:p>878.6</text:p>
          </table:table-cell>
          <table:table-cell office:value-type="float" office:value="2.8231660231660225" table:formula="msoxl:=ABS(MAX(D2:D8)-D10-D11)" table:style-name="ce8">
            <text:p>2.8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88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31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.400000000000006" table:style-name="ce1">
            <text:p>72.4</text:p>
          </table:table-cell>
          <table:table-cell table:number-columns-repeated="1612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256.10000000000002" table:style-name="ce1">
            <text:p>256.1</text:p>
          </table:table-cell>
          <table:table-cell office:value-type="float" office:value="256.10000000000002" table:style-name="ce1">
            <text:p>25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2.20000000000005" table:style-name="ce1">
            <text:p>512.2</text:p>
          </table:table-cell>
          <table:table-cell table:number-columns-repeated="1612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104.4" table:style-name="ce1">
            <text:p>104.4</text:p>
          </table:table-cell>
          <table:table-cell office:value-type="float" office:value="104.4" table:style-name="ce1">
            <text:p>10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8.8" table:style-name="ce1">
            <text:p>208.8</text:p>
          </table:table-cell>
          <table:table-cell table:number-columns-repeated="1612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214.5" table:style-name="ce1">
            <text:p>214.5</text:p>
          </table:table-cell>
          <table:table-cell office:value-type="float" office:value="214.5" table:style-name="ce1">
            <text:p>2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9" table:style-name="ce1">
            <text:p>429</text:p>
          </table:table-cell>
          <table:table-cell table:number-columns-repeated="1612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305.8" table:style-name="ce1">
            <text:p>305.8</text:p>
          </table:table-cell>
          <table:table-cell office:value-type="float" office:value="305.8" table:style-name="ce1">
            <text:p>30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1.6" table:style-name="ce1">
            <text:p>611.6</text:p>
          </table:table-cell>
          <table:table-cell table:number-columns-repeated="1612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225.8" table:style-name="ce1">
            <text:p>225.8</text:p>
          </table:table-cell>
          <table:table-cell office:value-type="float" office:value="225.8" table:style-name="ce1">
            <text:p>22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1.6" table:style-name="ce1">
            <text:p>45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3.25714285714284" table:formula="msoxl:=AVERAGE(B2:B8)" table:style-name="ce8">
            <text:p>163.3</text:p>
          </table:table-cell>
          <table:table-cell office:value-type="float" office:value="163.25714285714284" table:formula="msoxl:=AVERAGE(C2:C8)" table:style-name="ce8">
            <text:p>163.3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1.522818640932115" table:formula="msoxl:=IF(B10=0,0,MAX(SUMPRODUCT(B2:B8,B2:B8)/SUM(B2:B8)-B10,0))" table:style-name="ce8">
            <text:p>71.5</text:p>
          </table:table-cell>
          <table:table-cell office:value-type="float" office:value="71.522818640932115" table:formula="msoxl:=IF(C10=0,0,MAX(SUMPRODUCT(C2:C8,C2:C8)/SUM(C2:C8)-C10,0))" table:style-name="ce8">
            <text:p>71.5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1.020038501925058" table:formula="msoxl:=ABS(MAX(B2:B8)-B10-B11)" table:style-name="ce8">
            <text:p>71.0</text:p>
          </table:table-cell>
          <table:table-cell office:value-type="float" office:value="71.020038501925058" table:formula="msoxl:=ABS(MAX(C2:C8)-C10-C11)" table:style-name="ce8">
            <text:p>71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34.77996149807495" table:formula="msoxl:=B10+ B11" table:style-name="ce8">
            <text:p>234.8</text:p>
          </table:table-cell>
          <table:table-cell office:value-type="float" office:value="234.77996149807495" table:formula="msoxl:=C10+ C11" table:style-name="ce8">
            <text:p>234.8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88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31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5142857142857147" table:formula="msoxl:=AVERAGE(B2:B8)" table:style-name="ce8">
            <text:p>2.5</text:p>
          </table:table-cell>
          <table:table-cell office:value-type="float" office:value="2.5142857142857147" table:formula="msoxl:=AVERAGE(C2:C8)" table:style-name="ce8">
            <text:p>2.5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243506493506493" table:formula="msoxl:=IF(B10=0,0,MAX(SUMPRODUCT(B2:B8,B2:B8)/SUM(B2:B8)-B10,0))" table:style-name="ce8">
            <text:p>1.4</text:p>
          </table:table-cell>
          <table:table-cell office:value-type="float" office:value="1.4243506493506493" table:formula="msoxl:=IF(C10=0,0,MAX(SUMPRODUCT(C2:C8,C2:C8)/SUM(C2:C8)-C10,0))" table:style-name="ce8">
            <text:p>1.4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96136363636363642" table:formula="msoxl:=ABS(MAX(B2:B8)-B10-B11)" table:style-name="ce8">
            <text:p>1.0</text:p>
          </table:table-cell>
          <table:table-cell office:value-type="float" office:value="0.96136363636363642" table:formula="msoxl:=ABS(MAX(C2:C8)-C10-C11)" table:style-name="ce8">
            <text:p>1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9386363636363639" table:formula="msoxl:=B10+ B11" table:style-name="ce8">
            <text:p>3.9</text:p>
          </table:table-cell>
          <table:table-cell office:value-type="float" office:value="3.9386363636363639" table:formula="msoxl:=C10+ C11" table:style-name="ce8">
            <text:p>3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88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31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0+ B11" table:style-name="ce8">
            <text:p>0.0</text:p>
          </table:table-cell>
          <table:table-cell office:value-type="float" office:value="0" table:formula="msoxl:=C10+ C11" table:style-name="ce8">
            <text:p>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88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31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4" table:style-name="ce1">
            <text:p>94</text:p>
          </table:table-cell>
          <table:table-cell table:number-columns-repeated="1612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640.20000000000005" table:style-name="ce1">
            <text:p>640.2</text:p>
          </table:table-cell>
          <table:table-cell office:value-type="float" office:value="640.20000000000005" table:style-name="ce1">
            <text:p>64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80.4000000000001" table:style-name="ce1">
            <text:p>1280.4</text:p>
          </table:table-cell>
          <table:table-cell table:number-columns-repeated="1612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107.9" table:style-name="ce1">
            <text:p>107.9</text:p>
          </table:table-cell>
          <table:table-cell office:value-type="float" office:value="107.9" table:style-name="ce1">
            <text:p>10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5.8" table:style-name="ce1">
            <text:p>215.8</text:p>
          </table:table-cell>
          <table:table-cell table:number-columns-repeated="1612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1609" table:style-name="ce1">
            <text:p>1609</text:p>
          </table:table-cell>
          <table:table-cell office:value-type="float" office:value="1609" table:style-name="ce1">
            <text:p>1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18" table:style-name="ce1">
            <text:p>3218</text:p>
          </table:table-cell>
          <table:table-cell table:number-columns-repeated="1612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2038.2" table:style-name="ce1">
            <text:p>2038.2</text:p>
          </table:table-cell>
          <table:table-cell office:value-type="float" office:value="2038.2" table:style-name="ce1">
            <text:p>203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76.4" table:style-name="ce1">
            <text:p>4076.4</text:p>
          </table:table-cell>
          <table:table-cell table:number-columns-repeated="1612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1557.8" table:style-name="ce1">
            <text:p>1557.8</text:p>
          </table:table-cell>
          <table:table-cell office:value-type="float" office:value="1557.8" table:style-name="ce1">
            <text:p>15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15.6" table:style-name="ce1">
            <text:p>311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57.15714285714296" table:formula="msoxl:=AVERAGE(B2:B8)" table:style-name="ce8">
            <text:p>857.2</text:p>
          </table:table-cell>
          <table:table-cell office:value-type="float" office:value="857.15714285714296" table:formula="msoxl:=AVERAGE(C2:C8)" table:style-name="ce8">
            <text:p>857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41.74763039663628" table:formula="msoxl:=IF(B10=0,0,MAX(SUMPRODUCT(B2:B8,B2:B8)/SUM(B2:B8)-B10,0))" table:style-name="ce8">
            <text:p>741.7</text:p>
          </table:table-cell>
          <table:table-cell office:value-type="float" office:value="741.74763039663628" table:formula="msoxl:=IF(C10=0,0,MAX(SUMPRODUCT(C2:C8,C2:C8)/SUM(C2:C8)-C10,0))" table:style-name="ce8">
            <text:p>741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39.29522674622069" table:formula="msoxl:=ABS(MAX(B2:B8)-B10-B11)" table:style-name="ce8">
            <text:p>439.3</text:p>
          </table:table-cell>
          <table:table-cell office:value-type="float" office:value="439.29522674622069" table:formula="msoxl:=ABS(MAX(C2:C8)-C10-C11)" table:style-name="ce8">
            <text:p>439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98.9047732537792" table:formula="msoxl:=B10+ B11" table:style-name="ce8">
            <text:p>1598.9</text:p>
          </table:table-cell>
          <table:table-cell office:value-type="float" office:value="1598.9047732537792" table:formula="msoxl:=C10+ C11" table:style-name="ce8">
            <text:p>1598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88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31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" table:style-name="ce1">
            <text:p>15</text:p>
          </table:table-cell>
          <table:table-cell table:number-columns-repeated="1612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6999999999999997" table:formula="msoxl:=AVERAGE(B2:B8)" table:style-name="ce8">
            <text:p>3.7</text:p>
          </table:table-cell>
          <table:table-cell office:value-type="float" office:value="3.6999999999999997" table:formula="msoxl:=AVERAGE(C2:C8)" table:style-name="ce8">
            <text:p>3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388416988416989" table:formula="msoxl:=IF(B10=0,0,MAX(SUMPRODUCT(B2:B8,B2:B8)/SUM(B2:B8)-B10,0))" table:style-name="ce8">
            <text:p>2.4</text:p>
          </table:table-cell>
          <table:table-cell office:value-type="float" office:value="2.388416988416989" table:formula="msoxl:=IF(C10=0,0,MAX(SUMPRODUCT(C2:C8,C2:C8)/SUM(C2:C8)-C10,0))" table:style-name="ce8">
            <text:p>2.4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4115830115830112" table:formula="msoxl:=ABS(MAX(B2:B8)-B10-B11)" table:style-name="ce8">
            <text:p>1.4</text:p>
          </table:table-cell>
          <table:table-cell office:value-type="float" office:value="1.4115830115830112" table:formula="msoxl:=ABS(MAX(C2:C8)-C10-C11)" table:style-name="ce8">
            <text:p>1.4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0884169884169888" table:formula="msoxl:=B10+ B11" table:style-name="ce8">
            <text:p>6.1</text:p>
          </table:table-cell>
          <table:table-cell office:value-type="float" office:value="6.0884169884169888" table:formula="msoxl:=C10+ C11" table:style-name="ce8">
            <text:p>6.1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88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31428571428571" table:formula="msoxl:=AVERAGE(B2:B8)" table:style-name="ce8">
            <text:p>58.3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5197732204205181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8319451249386987" table:formula="msoxl:=ABS(MAX(B2:B8)-B10-B11)" table:style-name="ce8">
            <text:p>0.7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88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31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18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6" table:style-name="ce1">
            <text:p>4446</text:p>
          </table:table-cell>
          <table:table-cell office:value-type="float" office:value="3743.9" table:style-name="ce1">
            <text:p>3743.9</text:p>
          </table:table-cell>
          <table:table-cell office:value-type="float" office:value="702" table:style-name="ce1">
            <text:p>70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4.8" table:style-name="ce1">
            <text:p>724.8</text:p>
          </table:table-cell>
          <table:table-cell office:value-type="float" office:value="2346.1999999999998" table:style-name="ce1">
            <text:p>2346.2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219.2" table:style-name="ce1">
            <text:p>219.2</text:p>
          </table:table-cell>
          <table:table-cell table:number-columns-repeated="1636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8.8" table:style-name="ce1">
            <text:p>4378.8</text:p>
          </table:table-cell>
          <table:table-cell office:value-type="float" office:value="3677.6" table:style-name="ce1">
            <text:p>3677.6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1" table:style-name="ce1">
            <text:p>745.1</text:p>
          </table:table-cell>
          <table:table-cell office:value-type="float" office:value="2397.9" table:style-name="ce1">
            <text:p>2397.9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234.4" table:style-name="ce1">
            <text:p>234.4</text:p>
          </table:table-cell>
          <table:table-cell table:number-columns-repeated="1636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9.3999999999996" table:style-name="ce1">
            <text:p>4379.4</text:p>
          </table:table-cell>
          <table:table-cell office:value-type="float" office:value="3678.2" table:style-name="ce1">
            <text:p>3678.2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1" table:style-name="ce1">
            <text:p>745.1</text:p>
          </table:table-cell>
          <table:table-cell office:value-type="float" office:value="2396.8000000000002" table:style-name="ce1">
            <text:p>2396.8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234.5" table:style-name="ce1">
            <text:p>234.5</text:p>
          </table:table-cell>
          <table:table-cell table:number-columns-repeated="1636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1.8999999999996" table:style-name="ce1">
            <text:p>4381.9</text:p>
          </table:table-cell>
          <table:table-cell office:value-type="float" office:value="3680.7" table:style-name="ce1">
            <text:p>3680.7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4.6" table:style-name="ce1">
            <text:p>744.6</text:p>
          </table:table-cell>
          <table:table-cell office:value-type="float" office:value="2394.6" table:style-name="ce1">
            <text:p>2394.6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234.2" table:style-name="ce1">
            <text:p>234.2</text:p>
          </table:table-cell>
          <table:table-cell table:number-columns-repeated="1636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00.2" table:style-name="ce1">
            <text:p>4100.2</text:p>
          </table:table-cell>
          <table:table-cell office:value-type="float" office:value="3431.9" table:style-name="ce1">
            <text:p>3431.9</text:p>
          </table:table-cell>
          <table:table-cell office:value-type="float" office:value="668.3" table:style-name="ce1">
            <text:p>66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2.1" table:style-name="ce1">
            <text:p>812.1</text:p>
          </table:table-cell>
          <table:table-cell office:value-type="float" office:value="2640.2" table:style-name="ce1">
            <text:p>2640.2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238.3" table:style-name="ce1">
            <text:p>238.3</text:p>
          </table:table-cell>
          <table:table-cell table:number-columns-repeated="1636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96.7" table:style-name="ce1">
            <text:p>4196.7</text:p>
          </table:table-cell>
          <table:table-cell office:value-type="float" office:value="3497" table:style-name="ce1">
            <text:p>3497</text:p>
          </table:table-cell>
          <table:table-cell office:value-type="float" office:value="699.7" table:style-name="ce1">
            <text:p>69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3.1" table:style-name="ce1">
            <text:p>793.1</text:p>
          </table:table-cell>
          <table:table-cell office:value-type="float" office:value="2573.8000000000002" table:style-name="ce1">
            <text:p>2573.8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238.5" table:style-name="ce1">
            <text:p>238.5</text:p>
          </table:table-cell>
          <table:table-cell table:number-columns-repeated="1636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5.1000000000004" table:style-name="ce1">
            <text:p>4215.1</text:p>
          </table:table-cell>
          <table:table-cell office:value-type="float" office:value="3518.3" table:style-name="ce1">
            <text:p>3518.3</text:p>
          </table:table-cell>
          <table:table-cell office:value-type="float" office:value="696.8" table:style-name="ce1">
            <text:p>69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6.8" table:style-name="ce1">
            <text:p>766.8</text:p>
          </table:table-cell>
          <table:table-cell office:value-type="float" office:value="2554.4" table:style-name="ce1">
            <text:p>2554.4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235.8" table:style-name="ce1">
            <text:p>235.8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88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31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75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18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1956.9" table:style-name="ce1">
            <text:p>1956.9</text:p>
          </table:table-cell>
          <table:table-cell office:value-type="float" office:value="62.6" table:style-name="ce1">
            <text:p>62.6</text:p>
          </table:table-cell>
          <table:table-cell office:value-type="float" office:value="1956.9" table:style-name="ce1">
            <text:p>1956.9</text:p>
          </table:table-cell>
          <table:table-cell office:value-type="float" office:value="549.1" table:style-name="ce1">
            <text:p>549.1</text:p>
          </table:table-cell>
          <table:table-cell office:value-type="float" office:value="3913.8" table:style-name="ce1">
            <text:p>3913.8</text:p>
          </table:table-cell>
          <table:table-cell office:value-type="float" office:value="611.70000000000005" table:style-name="ce1">
            <text:p>611.7</text:p>
          </table:table-cell>
          <table:table-cell office:value-type="float" office:value="2019.5" table:style-name="ce1">
            <text:p>2019.5</text:p>
          </table:table-cell>
          <table:table-cell office:value-type="float" office:value="-2506" table:style-name="ce1">
            <text:p>-2506</text:p>
          </table:table-cell>
          <table:table-cell table:number-columns-repeated="16375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9351.1" table:style-name="ce1">
            <text:p>9351.1</text:p>
          </table:table-cell>
          <table:table-cell office:value-type="float" office:value="6.3" table:style-name="ce1">
            <text:p>6.3</text:p>
          </table:table-cell>
          <table:table-cell office:value-type="float" office:value="9351.1" table:style-name="ce1">
            <text:p>9351.1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8702.2" table:style-name="ce1">
            <text:p>18702.2</text:p>
          </table:table-cell>
          <table:table-cell office:value-type="float" office:value="25.2" table:style-name="ce1">
            <text:p>25.2</text:p>
          </table:table-cell>
          <table:table-cell office:value-type="float" office:value="9357.4" table:style-name="ce1">
            <text:p>9357.4</text:p>
          </table:table-cell>
          <table:table-cell office:value-type="float" office:value="-9370" table:style-name="ce1">
            <text:p>-9370</text:p>
          </table:table-cell>
          <table:table-cell table:number-columns-repeated="16375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4892.8999999999996" table:style-name="ce1">
            <text:p>4892.9</text:p>
          </table:table-cell>
          <table:table-cell office:value-type="float" office:value="105.9" table:style-name="ce1">
            <text:p>105.9</text:p>
          </table:table-cell>
          <table:table-cell office:value-type="float" office:value="4892.8999999999996" table:style-name="ce1">
            <text:p>4892.9</text:p>
          </table:table-cell>
          <table:table-cell office:value-type="float" office:value="2123.4" table:style-name="ce1">
            <text:p>2123.4</text:p>
          </table:table-cell>
          <table:table-cell office:value-type="float" office:value="9785.7999999999993" table:style-name="ce1">
            <text:p>9785.8</text:p>
          </table:table-cell>
          <table:table-cell office:value-type="float" office:value="2229.3000000000002" table:style-name="ce1">
            <text:p>2229.3</text:p>
          </table:table-cell>
          <table:table-cell office:value-type="float" office:value="4998.7999999999993" table:style-name="ce1">
            <text:p>4998.8</text:p>
          </table:table-cell>
          <table:table-cell office:value-type="float" office:value="-7016.2999999999993" table:style-name="ce1">
            <text:p>-7016.3</text:p>
          </table:table-cell>
          <table:table-cell table:number-columns-repeated="16375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8017.8" table:style-name="ce1">
            <text:p>8017.8</text:p>
          </table:table-cell>
          <table:table-cell office:value-type="float" office:value="25.6" table:style-name="ce1">
            <text:p>25.6</text:p>
          </table:table-cell>
          <table:table-cell office:value-type="float" office:value="8017.8" table:style-name="ce1">
            <text:p>8017.8</text:p>
          </table:table-cell>
          <table:table-cell office:value-type="float" office:value="683.6" table:style-name="ce1">
            <text:p>683.6</text:p>
          </table:table-cell>
          <table:table-cell office:value-type="float" office:value="16035.6" table:style-name="ce1">
            <text:p>16035.6</text:p>
          </table:table-cell>
          <table:table-cell office:value-type="float" office:value="709.2" table:style-name="ce1">
            <text:p>709.2</text:p>
          </table:table-cell>
          <table:table-cell office:value-type="float" office:value="8043.4000000000005" table:style-name="ce1">
            <text:p>8043.4</text:p>
          </table:table-cell>
          <table:table-cell office:value-type="float" office:value="-8701.4" table:style-name="ce1">
            <text:p>-8701.4</text:p>
          </table:table-cell>
          <table:table-cell table:number-columns-repeated="16375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7207.4" table:style-name="ce1">
            <text:p>7207.4</text:p>
          </table:table-cell>
          <table:table-cell office:value-type="float" office:value="33" table:style-name="ce1">
            <text:p>33</text:p>
          </table:table-cell>
          <table:table-cell office:value-type="float" office:value="7207.4" table:style-name="ce1">
            <text:p>7207.4</text:p>
          </table:table-cell>
          <table:table-cell office:value-type="float" office:value="883.4" table:style-name="ce1">
            <text:p>883.4</text:p>
          </table:table-cell>
          <table:table-cell office:value-type="float" office:value="14414.8" table:style-name="ce1">
            <text:p>14414.8</text:p>
          </table:table-cell>
          <table:table-cell office:value-type="float" office:value="916.4" table:style-name="ce1">
            <text:p>916.4</text:p>
          </table:table-cell>
          <table:table-cell office:value-type="float" office:value="7240.4" table:style-name="ce1">
            <text:p>7240.4</text:p>
          </table:table-cell>
          <table:table-cell office:value-type="float" office:value="-8090.7999999999993" table:style-name="ce1">
            <text:p>-8090.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89.4428571428571" table:formula="msoxl:=AVERAGE(B2:B8)" table:style-name="ce8">
            <text:p>4489.4</text:p>
          </table:table-cell>
          <table:table-cell office:value-type="float" office:value="33.428571428571431" table:formula="msoxl:=AVERAGE(C2:C8)" table:style-name="ce8">
            <text:p>33.4</text:p>
          </table:table-cell>
          <table:table-cell office:value-type="float" office:value="4489.4428571428571" table:formula="msoxl:=AVERAGE(D2:D8)" table:style-name="ce8">
            <text:p>4489.4</text:p>
          </table:table-cell>
          <table:table-cell office:value-type="float" office:value="608.4" table:formula="msoxl:=AVERAGE(E2:E8)" table:style-name="ce8">
            <text:p>608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875.2868048260161" table:formula="msoxl:=IF(B10=0,0,MAX(SUMPRODUCT(B2:B8,B2:B8)/SUM(B2:B8)-B10,0))" table:style-name="ce8">
            <text:p>2875.3</text:p>
          </table:table-cell>
          <table:table-cell office:value-type="float" office:value="38.869804639804642" table:formula="msoxl:=IF(C10=0,0,MAX(SUMPRODUCT(C2:C8,C2:C8)/SUM(C2:C8)-C10,0))" table:style-name="ce8">
            <text:p>38.9</text:p>
          </table:table-cell>
          <table:table-cell office:value-type="float" office:value="2875.2868048260161" table:formula="msoxl:=IF(D10=0,0,MAX(SUMPRODUCT(D2:D8,D2:D8)/SUM(D2:D8)-D10,0))" table:style-name="ce8">
            <text:p>2875.3</text:p>
          </table:table-cell>
          <table:table-cell office:value-type="float" office:value="814.16038790269556" table:formula="msoxl:=IF(E10=0,0,MAX(SUMPRODUCT(E2:E8,E2:E8)/SUM(E2:E8)-E10,0))" table:style-name="ce8">
            <text:p>814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86.3703380311272" table:formula="msoxl:=ABS(MAX(B2:B8)-B10-B11)" table:style-name="ce8">
            <text:p>1986.4</text:p>
          </table:table-cell>
          <table:table-cell office:value-type="float" office:value="33.601623931623934" table:formula="msoxl:=ABS(MAX(C2:C8)-C10-C11)" table:style-name="ce8">
            <text:p>33.6</text:p>
          </table:table-cell>
          <table:table-cell office:value-type="float" office:value="1986.3703380311272" table:formula="msoxl:=ABS(MAX(D2:D8)-D10-D11)" table:style-name="ce8">
            <text:p>1986.4</text:p>
          </table:table-cell>
          <table:table-cell office:value-type="float" office:value="700.83961209730444" table:formula="msoxl:=ABS(MAX(E2:E8)-E10-E11)" table:style-name="ce8">
            <text:p>700.8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88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31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18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5346.2" table:style-name="ce1">
            <text:p>5346.2</text:p>
          </table:table-cell>
          <table:table-cell office:value-type="float" office:value="255.7" table:style-name="ce1">
            <text:p>255.7</text:p>
          </table:table-cell>
          <table:table-cell office:value-type="float" office:value="5346.2" table:style-name="ce1">
            <text:p>5346.2</text:p>
          </table:table-cell>
          <table:table-cell office:value-type="float" office:value="534.6" table:style-name="ce1">
            <text:p>534.6</text:p>
          </table:table-cell>
          <table:table-cell table:number-columns-repeated="16379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47766.3" table:style-name="ce1">
            <text:p>47766.3</text:p>
          </table:table-cell>
          <table:table-cell office:value-type="float" office:value="6" table:style-name="ce1">
            <text:p>6</text:p>
          </table:table-cell>
          <table:table-cell office:value-type="float" office:value="47766.3" table:style-name="ce1">
            <text:p>47766.3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32045.3" table:style-name="ce1">
            <text:p>32045.3</text:p>
          </table:table-cell>
          <table:table-cell office:value-type="float" office:value="24.1" table:style-name="ce1">
            <text:p>24.1</text:p>
          </table:table-cell>
          <table:table-cell office:value-type="float" office:value="32045.3" table:style-name="ce1">
            <text:p>32045.3</text:p>
          </table:table-cell>
          <table:table-cell office:value-type="float" office:value="23.9" table:style-name="ce1">
            <text:p>23.9</text:p>
          </table:table-cell>
          <table:table-cell table:number-columns-repeated="16379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15714.1" table:style-name="ce1">
            <text:p>15714.1</text:p>
          </table:table-cell>
          <table:table-cell office:value-type="float" office:value="659.7" table:style-name="ce1">
            <text:p>659.7</text:p>
          </table:table-cell>
          <table:table-cell office:value-type="float" office:value="15714.1" table:style-name="ce1">
            <text:p>15714.1</text:p>
          </table:table-cell>
          <table:table-cell office:value-type="float" office:value="1714" table:style-name="ce1">
            <text:p>1714</text:p>
          </table:table-cell>
          <table:table-cell table:number-columns-repeated="16379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25449.9" table:style-name="ce1">
            <text:p>25449.9</text:p>
          </table:table-cell>
          <table:table-cell office:value-type="float" office:value="219" table:style-name="ce1">
            <text:p>219</text:p>
          </table:table-cell>
          <table:table-cell office:value-type="float" office:value="25449.9" table:style-name="ce1">
            <text:p>25449.9</text:p>
          </table:table-cell>
          <table:table-cell office:value-type="float" office:value="525.4" table:style-name="ce1">
            <text:p>525.4</text:p>
          </table:table-cell>
          <table:table-cell table:number-columns-repeated="16379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23186.799999999999" table:style-name="ce1">
            <text:p>23186.8</text:p>
          </table:table-cell>
          <table:table-cell office:value-type="float" office:value="284.60000000000002" table:style-name="ce1">
            <text:p>284.6</text:p>
          </table:table-cell>
          <table:table-cell office:value-type="float" office:value="23186.799999999999" table:style-name="ce1">
            <text:p>23186.8</text:p>
          </table:table-cell>
          <table:table-cell office:value-type="float" office:value="682.2" table:style-name="ce1">
            <text:p>682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1358.37142857143" table:formula="msoxl:=AVERAGE(B2:B8)" table:style-name="ce8">
            <text:p>21358.4</text:p>
          </table:table-cell>
          <table:table-cell office:value-type="float" office:value="207.65714285714284" table:formula="msoxl:=AVERAGE(C2:C8)" table:style-name="ce8">
            <text:p>207.7</text:p>
          </table:table-cell>
          <table:table-cell office:value-type="float" office:value="21358.37142857143" table:formula="msoxl:=AVERAGE(D2:D8)" table:style-name="ce8">
            <text:p>21358.4</text:p>
          </table:table-cell>
          <table:table-cell office:value-type="float" office:value="497.37142857142862" table:formula="msoxl:=AVERAGE(E2:E8)" table:style-name="ce8">
            <text:p>49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541.870867055713" table:formula="msoxl:=IF(B10=0,0,MAX(SUMPRODUCT(B2:B8,B2:B8)/SUM(B2:B8)-B10,0))" table:style-name="ce8">
            <text:p>10541.9</text:p>
          </table:table-cell>
          <table:table-cell office:value-type="float" office:value="225.87464030191069" table:formula="msoxl:=IF(C10=0,0,MAX(SUMPRODUCT(C2:C8,C2:C8)/SUM(C2:C8)-C10,0))" table:style-name="ce8">
            <text:p>225.9</text:p>
          </table:table-cell>
          <table:table-cell office:value-type="float" office:value="10541.870867055713" table:formula="msoxl:=IF(D10=0,0,MAX(SUMPRODUCT(D2:D8,D2:D8)/SUM(D2:D8)-D10,0))" table:style-name="ce8">
            <text:p>10541.9</text:p>
          </table:table-cell>
          <table:table-cell office:value-type="float" office:value="641.64728121717417" table:formula="msoxl:=IF(E10=0,0,MAX(SUMPRODUCT(E2:E8,E2:E8)/SUM(E2:E8)-E10,0))" table:style-name="ce8">
            <text:p>641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5866.057704372859" table:formula="msoxl:=ABS(MAX(B2:B8)-B10-B11)" table:style-name="ce8">
            <text:p>15866.1</text:p>
          </table:table-cell>
          <table:table-cell office:value-type="float" office:value="226.16821684094651" table:formula="msoxl:=ABS(MAX(C2:C8)-C10-C11)" table:style-name="ce8">
            <text:p>226.2</text:p>
          </table:table-cell>
          <table:table-cell office:value-type="float" office:value="15866.057704372859" table:formula="msoxl:=ABS(MAX(D2:D8)-D10-D11)" table:style-name="ce8">
            <text:p>15866.1</text:p>
          </table:table-cell>
          <table:table-cell office:value-type="float" office:value="574.98129021139721" table:formula="msoxl:=ABS(MAX(E2:E8)-E10-E11)" table:style-name="ce8">
            <text:p>575.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88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31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75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18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6996.8" table:style-name="ce1">
            <text:p>699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4" table:style-name="ce1">
            <text:p>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53364.1" table:style-name="ce1">
            <text:p>5336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35744.6" table:style-name="ce1">
            <text:p>3574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8816.2" table:style-name="ce1">
            <text:p>1881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1" table:style-name="ce1">
            <text:p>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9443.200000000001" table:style-name="ce1">
            <text:p>2944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7" table:style-name="ce1">
            <text:p>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7146.400000000001" table:style-name="ce1">
            <text:p>2714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88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31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51" table:style-name="ce1">
            <text:p>2951</text:p>
          </table:table-cell>
          <table:table-cell office:value-type="float" office:value="-1" table:style-name="ce1">
            <text:p>-1</text:p>
          </table:table-cell>
          <table:table-cell office:value-type="float" office:value="3934" table:style-name="ce1">
            <text:p>3934</text:p>
          </table:table-cell>
          <table:table-cell office:value-type="float" office:value="469" table:style-name="ce1">
            <text:p>4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60" table:style-name="ce1">
            <text:p>2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table:number-columns-repeated="16346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83" table:style-name="ce1">
            <text:p>1383</text:p>
          </table:table-cell>
          <table:table-cell office:value-type="float" office:value="0" table:style-name="ce1">
            <text:p>0</text:p>
          </table:table-cell>
          <table:table-cell office:value-type="float" office:value="3233" table:style-name="ce1">
            <text:p>3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36" table:style-name="ce1">
            <text:p>-36</text:p>
          </table:table-cell>
          <table:table-cell table:number-columns-repeated="16346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559" table:style-name="ce1">
            <text:p>2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93" table:style-name="ce1">
            <text:p>2019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46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" table:style-name="ce1">
            <text:p>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4" table:style-name="ce1">
            <text:p>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26" table:style-name="ce1">
            <text:p>-2226</text:p>
          </table:table-cell>
          <table:table-cell office:value-type="float" office:value="0" table:style-name="ce1">
            <text:p>0</text:p>
          </table:table-cell>
          <table:table-cell office:value-type="float" office:value="-7346" table:style-name="ce1">
            <text:p>-73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1993" table:style-name="ce1">
            <text:p>-201993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64" table:style-name="ce1">
            <text:p>-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4" table:style-name="ce1">
            <text:p>744</text:p>
          </table:table-cell>
          <table:table-cell office:value-type="float" office:value="0" table:style-name="ce1">
            <text:p>0</text:p>
          </table:table-cell>
          <table:table-cell office:value-type="float" office:value="3924" table:style-name="ce1">
            <text:p>3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" table:style-name="ce1">
            <text:p>-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41" table:style-name="ce1">
            <text:p>41</text:p>
          </table:table-cell>
          <table:table-cell table:number-columns-repeated="16346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7" table:style-name="ce1">
            <text:p>3137</text:p>
          </table:table-cell>
          <table:table-cell office:value-type="float" office:value="0" table:style-name="ce1">
            <text:p>0</text:p>
          </table:table-cell>
          <table:table-cell office:value-type="float" office:value="1260" table:style-name="ce1">
            <text:p>1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25" table:style-name="ce1">
            <text:p>-25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29M57.000S" table:style-name="ce9">
            <text:p>13:29:5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29M57.000S" table:style-name="ce10">
            <text:p>13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30M27.000S" table:style-name="ce9">
            <text:p>13:30:2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30M27.000S" table:style-name="ce10">
            <text:p>13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30M57.000S" table:style-name="ce9">
            <text:p>13:30:5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30M57.000S" table:style-name="ce10">
            <text:p>13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3H31M27.000S" table:style-name="ce9">
            <text:p>13:31:2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31M27.000S" table:style-name="ce10">
            <text:p>13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3H31M57.000S" table:style-name="ce9">
            <text:p>13:31:5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31M57.000S" table:style-name="ce10">
            <text:p>13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3H32M27.000S" table:style-name="ce9">
            <text:p>13:32:2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32M27.000S" table:style-name="ce10">
            <text:p>13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3H32M57.000S" table:style-name="ce9">
            <text:p>13:32:57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32M57.000S" table:style-name="ce10">
            <text:p>13:32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88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14.7" table:style-name="ce1">
            <text:p>14.7</text:p>
          </table:table-cell>
          <table:table-cell office:value-type="float" office:value="3.5" table:style-name="ce1">
            <text:p>3.5</text:p>
          </table:table-cell>
          <table:table-cell office:value-type="float" office:value="0.3" table:style-name="ce1">
            <text:p>0.3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18.2" table:style-name="ce1">
            <text:p>18.2</text:p>
          </table:table-cell>
          <table:table-cell table:number-columns-repeated="1637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23.5" table:style-name="ce1">
            <text:p>23.5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26.4" table:style-name="ce1">
            <text:p>26.4</text:p>
          </table:table-cell>
          <table:table-cell table:number-columns-repeated="1637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86.1" table:style-name="ce1">
            <text:p>86.1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8.899999999999991" table:style-name="ce1">
            <text:p>98.9</text:p>
          </table:table-cell>
          <table:table-cell table:number-columns-repeated="1637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14.7" table:style-name="ce1">
            <text:p>14.7</text:p>
          </table:table-cell>
          <table:table-cell office:value-type="float" office:value="85.300000000000011" table:style-name="ce1">
            <text:p>85.3</text:p>
          </table:table-cell>
          <table:table-cell table:number-columns-repeated="1637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73.2" table:style-name="ce1">
            <text:p>73.2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.5</text:p>
          </table:table-cell>
          <table:table-cell office:value-type="float" office:value="86.4" table:style-name="ce1">
            <text:p>86.4</text:p>
          </table:table-cell>
          <table:table-cell table:number-columns-repeated="1637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64.5" table:style-name="ce1">
            <text:p>64.5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87.3" table:style-name="ce1">
            <text:p>87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9.714285714285708" table:style-name="ce1">
            <text:p>59.71428571</text:p>
          </table:table-cell>
          <table:table-cell office:value-type="float" office:value="11.828571428571427" table:style-name="ce1">
            <text:p>11.82857143</text:p>
          </table:table-cell>
          <table:table-cell office:value-type="float" office:value="4.2857142857142858E-2" table:style-name="ce1">
            <text:p>0.042857143</text:p>
          </table:table-cell>
          <table:table-cell office:value-type="float" office:value="28.371428571428567" table:style-name="ce1">
            <text:p>28.37142857</text:p>
          </table:table-cell>
          <table:table-cell office:value-type="float" office:value="71.542857142857144" table:style-name="ce1">
            <text:p>71.5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88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15.2" table:style-name="ce1">
            <text:p>15.2</text:p>
          </table:table-cell>
          <table:table-cell office:value-type="float" office:value="3.6" table:style-name="ce1">
            <text:p>3.6</text:p>
          </table:table-cell>
          <table:table-cell office:value-type="float" office:value="0.4" table:style-name="ce1">
            <text:p>0.4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18.8" table:style-name="ce1">
            <text:p>18.8</text:p>
          </table:table-cell>
          <table:table-cell table:number-columns-repeated="1637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29" table:style-name="ce1">
            <text:p>29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32.6" table:style-name="ce1">
            <text:p>32.6</text:p>
          </table:table-cell>
          <table:table-cell table:number-columns-repeated="1637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97.9" table:style-name="ce1">
            <text:p>97.9</text:p>
          </table:table-cell>
          <table:table-cell table:number-columns-repeated="1637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75.7" table:style-name="ce1">
            <text:p>75.7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11.7" table:style-name="ce1">
            <text:p>11.7</text:p>
          </table:table-cell>
          <table:table-cell office:value-type="float" office:value="88.3" table:style-name="ce1">
            <text:p>88.3</text:p>
          </table:table-cell>
          <table:table-cell table:number-columns-repeated="1637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78.7" table:style-name="ce1">
            <text:p>78.7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12.3" table:style-name="ce1">
            <text:p>12.3</text:p>
          </table:table-cell>
          <table:table-cell office:value-type="float" office:value="87.600000000000009" table:style-name="ce1">
            <text:p>87.6</text:p>
          </table:table-cell>
          <table:table-cell table:number-columns-repeated="1637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71.2" table:style-name="ce1">
            <text:p>71.2</text:p>
          </table:table-cell>
          <table:table-cell office:value-type="float" office:value="13.6" table:style-name="ce1">
            <text:p>13.6</text:p>
          </table:table-cell>
          <table:table-cell office:value-type="float" office:value="0.3" table:style-name="ce1">
            <text:p>0.3</text:p>
          </table:table-cell>
          <table:table-cell office:value-type="float" office:value="14.9" table:style-name="ce1">
            <text:p>14.9</text:p>
          </table:table-cell>
          <table:table-cell office:value-type="float" office:value="84.8" table:style-name="ce1">
            <text:p>84.8</text:p>
          </table:table-cell>
          <table:table-cell table:number-columns-repeated="1637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66.3" table:style-name="ce1">
            <text:p>66.3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87.5" table:style-name="ce1">
            <text:p>8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9.428571428571431" table:style-name="ce1">
            <text:p>59.42857143</text:p>
          </table:table-cell>
          <table:table-cell office:value-type="float" office:value="11.642857142857142" table:style-name="ce1">
            <text:p>11.64285714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28.828571428571429" table:style-name="ce1">
            <text:p>28.82857143</text:p>
          </table:table-cell>
          <table:table-cell office:value-type="float" office:value="71.071428571428584" table:style-name="ce1">
            <text:p>71.0714285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88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14.9" table:style-name="ce1">
            <text:p>14.9</text:p>
          </table:table-cell>
          <table:table-cell office:value-type="float" office:value="3.4" table:style-name="ce1">
            <text:p>3.4</text:p>
          </table:table-cell>
          <table:table-cell office:value-type="float" office:value="0.3" table:style-name="ce1">
            <text:p>0.3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18.3" table:style-name="ce1">
            <text:p>18.3</text:p>
          </table:table-cell>
          <table:table-cell table:number-columns-repeated="1637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27.9" table:style-name="ce1">
            <text:p>27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8.899999999999991" table:style-name="ce1">
            <text:p>98.9</text:p>
          </table:table-cell>
          <table:table-cell table:number-columns-repeated="1637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11.9" table:style-name="ce1">
            <text:p>11.9</text:p>
          </table:table-cell>
          <table:table-cell office:value-type="float" office:value="88.1" table:style-name="ce1">
            <text:p>88.1</text:p>
          </table:table-cell>
          <table:table-cell table:number-columns-repeated="1637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78.3" table:style-name="ce1">
            <text:p>78.3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13.1" table:style-name="ce1">
            <text:p>13.1</text:p>
          </table:table-cell>
          <table:table-cell office:value-type="float" office:value="86.899999999999991" table:style-name="ce1">
            <text:p>86.9</text:p>
          </table:table-cell>
          <table:table-cell table:number-columns-repeated="1637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0.2" table:style-name="ce1">
            <text:p>90.2</text:p>
          </table:table-cell>
          <table:table-cell table:number-columns-repeated="1637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66.5" table:style-name="ce1">
            <text:p>66.5</text:p>
          </table:table-cell>
          <table:table-cell office:value-type="float" office:value="19.8" table:style-name="ce1">
            <text:p>19.8</text:p>
          </table:table-cell>
          <table:table-cell office:value-type="float" office:value="0.1" table:style-name="ce1">
            <text:p>0.1</text:p>
          </table:table-cell>
          <table:table-cell office:value-type="float" office:value="13.6" table:style-name="ce1">
            <text:p>13.6</text:p>
          </table:table-cell>
          <table:table-cell office:value-type="float" office:value="86.3" table:style-name="ce1">
            <text:p>8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0.100000000000009" table:style-name="ce1">
            <text:p>60.1</text:p>
          </table:table-cell>
          <table:table-cell office:value-type="float" office:value="11.428571428571429" table:style-name="ce1">
            <text:p>11.42857143</text:p>
          </table:table-cell>
          <table:table-cell office:value-type="float" office:value="5.7142857142857148E-2" table:style-name="ce1">
            <text:p>0.057142857</text:p>
          </table:table-cell>
          <table:table-cell office:value-type="float" office:value="28.414285714285715" table:style-name="ce1">
            <text:p>28.41428571</text:p>
          </table:table-cell>
          <table:table-cell office:value-type="float" office:value="71.528571428571425" table:style-name="ce1">
            <text:p>71.5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88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29M57.000S" table:style-name="ce9">
            <text:p>13:29:57</text:p>
          </table:table-cell>
          <table:table-cell office:value-type="float" office:value="13.3" table:style-name="ce1">
            <text:p>13.3</text:p>
          </table:table-cell>
          <table:table-cell office:value-type="float" office:value="3.2" table:style-name="ce1">
            <text:p>3.2</text:p>
          </table:table-cell>
          <table:table-cell office:value-type="float" office:value="0.3" table:style-name="ce1">
            <text:p>0.3</text:p>
          </table:table-cell>
          <table:table-cell office:value-type="float" office:value="83.2" table:style-name="ce1">
            <text:p>83.2</text:p>
          </table:table-cell>
          <table:table-cell office:value-type="float" office:value="16.5" table:style-name="ce1">
            <text:p>16.5</text:p>
          </table:table-cell>
          <table:table-cell table:number-columns-repeated="16378"/>
        </table:table-row>
        <table:table-row table:style-name="ro1">
          <table:table-cell office:value-type="time" office:time-value="PT985813H30M27.000S" table:style-name="ce9">
            <text:p>13:30:27</text:p>
          </table:table-cell>
          <table:table-cell office:value-type="float" office:value="28.5" table:style-name="ce1">
            <text:p>28.5</text:p>
          </table:table-cell>
          <table:table-cell office:value-type="float" office:value="3.9" table:style-name="ce1">
            <text:p>3.9</text:p>
          </table:table-cell>
          <table:table-cell office:value-type="float" office:value="0.1" table:style-name="ce1">
            <text:p>0.1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32.4" table:style-name="ce1">
            <text:p>32.4</text:p>
          </table:table-cell>
          <table:table-cell table:number-columns-repeated="16378"/>
        </table:table-row>
        <table:table-row table:style-name="ro1">
          <table:table-cell office:value-type="time" office:time-value="PT985813H30M57.000S" table:style-name="ce9">
            <text:p>13:30:57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98.300000000000011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5813H31M27.000S" table:style-name="ce9">
            <text:p>13:31:27</text:p>
          </table:table-cell>
          <table:table-cell office:value-type="float" office:value="76.3" table:style-name="ce1">
            <text:p>76.3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11.7" table:style-name="ce1">
            <text:p>11.7</text:p>
          </table:table-cell>
          <table:table-cell office:value-type="float" office:value="88.2" table:style-name="ce1">
            <text:p>88.2</text:p>
          </table:table-cell>
          <table:table-cell table:number-columns-repeated="16378"/>
        </table:table-row>
        <table:table-row table:style-name="ro1">
          <table:table-cell office:value-type="time" office:time-value="PT985813H31M57.000S" table:style-name="ce9">
            <text:p>13:31:57</text:p>
          </table:table-cell>
          <table:table-cell office:value-type="float" office:value="83.9" table:style-name="ce1">
            <text:p>83.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92.9" table:style-name="ce1">
            <text:p>92.9</text:p>
          </table:table-cell>
          <table:table-cell table:number-columns-repeated="16378"/>
        </table:table-row>
        <table:table-row table:style-name="ro1">
          <table:table-cell office:value-type="time" office:time-value="PT985813H32M27.000S" table:style-name="ce9">
            <text:p>13:32:27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3.6" table:style-name="ce1">
            <text:p>13.6</text:p>
          </table:table-cell>
          <table:table-cell office:value-type="float" office:value="0.1" table:style-name="ce1">
            <text:p>0.1</text:p>
          </table:table-cell>
          <table:table-cell office:value-type="float" office:value="12.8" table:style-name="ce1">
            <text:p>12.8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time" office:time-value="PT985813H32M57.000S" table:style-name="ce9">
            <text:p>13:32:57</text:p>
          </table:table-cell>
          <table:table-cell office:value-type="float" office:value="63.5" table:style-name="ce1">
            <text:p>63.5</text:p>
          </table:table-cell>
          <table:table-cell office:value-type="float" office:value="23.3" table:style-name="ce1">
            <text:p>23.3</text:p>
          </table:table-cell>
          <table:table-cell office:value-type="float" office:value="0.1" table:style-name="ce1">
            <text:p>0.1</text:p>
          </table:table-cell>
          <table:table-cell office:value-type="float" office:value="13.1" table:style-name="ce1">
            <text:p>13.1</text:p>
          </table:table-cell>
          <table:table-cell office:value-type="float" office:value="86.8" table:style-name="ce1">
            <text:p>86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9.828571428571422" table:style-name="ce1">
            <text:p>59.82857143</text:p>
          </table:table-cell>
          <table:table-cell office:value-type="float" office:value="11.9" table:style-name="ce1">
            <text:p>11.9</text:p>
          </table:table-cell>
          <table:table-cell office:value-type="float" office:value="8.5714285714285715E-2" table:style-name="ce1">
            <text:p>0.085714286</text:p>
          </table:table-cell>
          <table:table-cell office:value-type="float" office:value="28.171428571428571" table:style-name="ce1">
            <text:p>28.17142857</text:p>
          </table:table-cell>
          <table:table-cell office:value-type="float" office:value="71.728571428571442" table:style-name="ce1">
            <text:p>71.7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15T10:52:34Z</meta:creation-date>
    <dc:date>2012-06-15T10:52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180_Threads (KB/s)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18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18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180_Threads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18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18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18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